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list-style-name="L2">
      <style:paragraph-properties fo:text-align="justify"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list-style-name="L3">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justify"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fo:break-before="page"/>
      <style:text-properties fo:font-size="16pt" fo:font-style="normal" fo:font-weight="bold" style:font-size-asian="16pt" style:font-style-asian="normal" style:font-weight-asian="bold" style:font-size-complex="16pt" style:font-style-complex="normal"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444444" style:font-name="sans-serif" fo:font-size="9.75pt" fo:letter-spacing="normal" fo:font-style="normal" fo:font-weight="normal" style:font-size-asian="12pt" style:font-weight-asian="normal" style:font-size-complex="12pt"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italic" style:font-style-asian="italic" style:font-style-complex="italic"/>
    </style:style>
    <style:style style:name="T8" style:family="text">
      <style:text-properties style:text-position="super 58%"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Aim:</text:span> Every regional load dispatch center in India comes out with generation and load numbers regularly. The format in which the data is released depends upon each center. Aim of this task is to extract date on this page and store it in the database. Database to be used is MySQL/ MariaDB and scripting language to be used should be Python or PHP.</text:p>
      <text:p text:style-name="P11"/>
      <text:p text:style-name="P9">Assumptions:</text:p>
      <text:p text:style-name="P9"/>
      <text:list xml:id="list2293272105533469717" text:style-name="L1">
        <text:list-item>
          <text:p text:style-name="P1"><text:span text:style-name="T2">Structure</text:span> <text:span text:style-name="T2">of the web page does not change (HTML markup).</text:span></text:p>
        </text:list-item>
        <text:list-item>
          <text:p text:style-name="P3">Total number of columns will not exceed the current total of 7 columns.</text:p>
        </text:list-item>
        <text:list-item>
          <text:p text:style-name="P3">Total rows of data is small enough so as to fit into the RAM of hosting server.</text:p>
        </text:list-item>
        <text:list-item>
          <text:p text:style-name="P3">It is legal to scrape data from the website link for personal or commercial use.</text:p>
        </text:list-item>
        <text:list-item>
          <text:p text:style-name="P3">Data is to be inserted only, display of data module is not necessary.</text:p>
        </text:list-item>
        <text:list-item>
          <text:p text:style-name="P3">When there is no data for a particular date, no dummy data is to be inserted.</text:p>
        </text:list-item>
        <text:list-item>
          <text:p text:style-name="P3">Given page does not have dynamically loading content through Ajax.</text:p>
        </text:list-item>
        <text:list-item>
          <text:p text:style-name="P3">Data cannot be inserted partially, wraped in a transaction.</text:p>
        </text:list-item>
        <text:list-item>
          <text:p text:style-name="P3">No use of any Frameworks is specified, thus using core php only.</text:p>
        </text:list-item>
        <text:list-item>
          <text:p text:style-name="P3">User interface is of less importance.</text:p>
        </text:list-item>
      </text:list>
      <text:p text:style-name="P2"/>
      <text:p text:style-name="P9">Objectives:</text:p>
      <text:p text:style-name="P2"/>
      <text:list xml:id="list1237496372440536300" text:style-name="L2">
        <text:list-item>
          <text:p text:style-name="P4">Go through the link and create a logical DB structure for the table.</text:p>
        </text:list-item>
        <text:list-item>
          <text:p text:style-name="P4">Use any of the scripting language mentioned above and extract data for different dates for</text:p>
          <text:p text:style-name="P4">which data is available.</text:p>
        </text:list-item>
        <text:list-item>
          <text:p text:style-name="P4"><text:s/>Establish a connection with the designed database using the scripting language.</text:p>
        </text:list-item>
        <text:list-item>
          <text:p text:style-name="P4">Store the data in the database.</text:p>
        </text:list-item>
        <text:list-item>
          <text:p text:style-name="P4">Running the script again with same link should only update the entries and not re-insert.</text:p>
        </text:list-item>
        <text:list-item>
          <text:p text:style-name="P4">Some dates do not have data, e.g. all dates one month or more ago.</text:p>
        </text:list-item>
      </text:list>
      <text:p text:style-name="P2"/>
      <text:p text:style-name="P9">Scripting Language:<text:span text:style-name="T4"> PHP</text:span></text:p>
      <text:p text:style-name="P2"/>
      <text:p text:style-name="P11"><text:span text:style-name="T1">Database:</text:span><text:span text:style-name="T4"> </text:span><text:span text:style-name="T3">MariaDB</text:span><text:span text:style-name="T4"> (innoDB Engine)</text:span></text:p>
      <text:p text:style-name="P2"/>
      <text:p text:style-name="P9">Approach:</text:p>
      <text:p text:style-name="P9"/>
      <text:p text:style-name="P2">Task given requires a link given to be scraped for specific data. Thus, using <text:span text:style-name="T7">'curl' </text:span><text:span text:style-name="T5">fetch website data with a GET request is the basic approach taken. To identify and parse DOM (Document Object Model) elements, a built in PHP class </text:span><text:span text:style-name="T7">DOMDocument</text:span><text:span text:style-name="T5"> is used. To query DOM nodes, another class called </text:span><text:span text:style-name="T7">DOMXPath </text:span><text:span text:style-name="T5">is used as it provides helpful methods to query DOM nodes.</text:span></text:p>
      <text:p text:style-name="P5"/>
      <text:p text:style-name="P5">Basic Algorithm Steps for DOM parsing:</text:p>
      <text:p text:style-name="P5"/>
      <text:p text:style-name="P2"><text:span text:style-name="T6">Step 1:</text:span><text:span text:style-name="T5"> Create a curl request to target link.</text:span></text:p>
      <text:p text:style-name="P2"><text:span text:style-name="T6">Step 2:</text:span><text:span text:style-name="T5"> Load returned data into DOMDocument.</text:span></text:p>
      <text:p text:style-name="P2"><text:span text:style-name="T6">Step 3:</text:span><text:span text:style-name="T5"> Query for table in the given page.</text:span></text:p>
      <text:p text:style-name="P2"><text:span text:style-name="T6">Step 4:</text:span><text:span text:style-name="T5"> If table has more than one row (1</text:span><text:span text:style-name="T8">st</text:span><text:span text:style-name="T5"> row is for column headings), then procees, else show error: </text:span><text:soft-page-break/><text:span text:style-name="T5">Data not available!</text:span></text:p>
      <text:p text:style-name="P2"><text:span text:style-name="T6">Step 5:</text:span><text:span text:style-name="T5"> If data is available, query all tr elements and loop through each to get desired data. Save it in database. Using transactions here as if we fail inserting all data, then it will not insert partial data. Check if data for current date specified is already inside DB. Update or insert depending on data is present or absent.</text:span></text:p>
      <text:p text:style-name="P2"><text:span text:style-name="T6">Step 6:</text:span><text:span text:style-name="T5"> Display result.</text:span></text:p>
      <text:p text:style-name="P2"><text:span text:style-name="T6">Step 7:</text:span><text:span text:style-name="T5"> Stop.</text:span></text:p>
      <text:p text:style-name="P5"/>
      <text:p text:style-name="P5">Note: Website link provided has date format that is incompatible with MySQL/MariaDB format. It is formatted correctly before inserting into database.</text:p>
      <text:p text:style-name="P5"/>
      <text:p text:style-name="P10">Database Design:</text:p>
      <text:p text:style-name="P10"/>
      <text:p text:style-name="P2"><text:span text:style-name="T5">Two table are used for the given task! They are </text:span><text:span text:style-name="T7">load_date </text:span><text:span text:style-name="T5">and</text:span><text:span text:style-name="T7"> load_values.</text:span></text:p>
      <text:p text:style-name="P7"/>
      <text:p text:style-name="P2"><text:span text:style-name="T6">load_date:</text:span><text:span text:style-name="T5"> It stores the date for which load values are stored. Overall structure can be seen through SQL dump file provided!</text:span></text:p>
      <text:p text:style-name="P5"/>
      <text:p text:style-name="P2"><text:span text:style-name="T6">load_values:</text:span><text:span text:style-name="T5"> It stores the different values of load for a given date. This table contains </text:span><text:span text:style-name="T7">load_date_id</text:span><text:span text:style-name="T5"> as a foreign key referencing </text:span><text:span text:style-name="T7">ID</text:span><text:span text:style-name="T5"> column of </text:span><text:span text:style-name="T7">load_date</text:span><text:span text:style-name="T5"> table.</text:span></text:p>
      <text:p text:style-name="P5"/>
      <text:p text:style-name="P2"><text:span text:style-name="T5">Above database design is in 2NF. All columns are atomic and all columns as functionally dependent on prime attribute: </text:span><text:span text:style-name="T7">ID</text:span><text:span text:style-name="T5"> in case of </text:span><text:span text:style-name="T7">load_date</text:span><text:span text:style-name="T5"> and </text:span><text:span text:style-name="T7">for_date_id</text:span><text:span text:style-name="T5"> in case of </text:span><text:span text:style-name="T7">load_values.</text:span></text:p>
      <text:p text:style-name="P8"/>
      <text:p text:style-name="P2"><text:span text:style-name="T7">SQL dump</text:span><text:span text:style-name="T5"> file provides overall in dept structure.</text:span></text:p>
      <text:p text:style-name="P5"/>
      <text:p text:style-name="P10">Project Structure:</text:p>
      <text:p text:style-name="P10"/>
      <text:p text:style-name="P5">--Scrape (Root folder)</text:p>
      <text:p text:style-name="P5">-----Models</text:p>
      <text:p text:style-name="P5"><text:tab/>--TableData.php (Table model)</text:p>
      <text:p text:style-name="P5">-----Shared</text:p>
      <text:p text:style-name="P5"><text:tab/>--db_config.php (Contains database config items)</text:p>
      <text:p text:style-name="P5">--scrape.php (Main file for operation)</text:p>
      <text:p text:style-name="P5"/>
      <text:p text:style-name="P10">Design Considerations:</text:p>
      <text:p text:style-name="P10"/>
      <text:list xml:id="list428590399577140619" text:style-name="L3">
        <text:list-item>
          <text:p text:style-name="P6">To avoid data duplication, tables were split into two.</text:p>
        </text:list-item>
        <text:list-item>
          <text:p text:style-name="P6">Transaction is used to ensure no partial data is inserted into database.</text:p>
        </text:list-item>
        <text:list-item>
          <text:p text:style-name="P6">To save extra data from requests, curl header option is set to 0. Thus, response won't return headers.</text:p>
        </text:list-item>
        <text:list-item>
          <text:p text:style-name="P6">User needs to specify full url to scrape the page as suggested by case study statement.</text:p>
        </text:list-item>
      </text:list>
      <text:p text:style-name="P5"/>
      <text:p text:style-name="P5"/>
      <text:p text:style-name="P12">Procedure to start scraping:</text:p>
      <text:p text:style-name="P5"/>
      <text:p text:style-name="P2"><text:span text:style-name="T5">Once application is ready and hosted, open browser and go to the link </text:span><text:a xlink:type="simple" xlink:href="http://localhost/Scrape/scrape.php" text:style-name="Internet_20_link" text:visited-style-name="Visited_20_Internet_20_Link"><text:span text:style-name="T5">http://localhost/Scrape/scrape.php</text:span></text:a><text:span text:style-name="T5">. It is assumed that XAMPP server is used.</text:span></text:p>
      <text:p text:style-name="P5"/>
      <text:p text:style-name="P5">Input the URL to test and click on Submit button. Wait till you see error or success message about the operation.</text:p>
      <text:p text:style-name="P5"/>
      <text:p text:style-name="P10">Conclusion:</text:p>
      <text:p text:style-name="P5"/>
      <text:p text:style-name="P2"><text:span text:style-name="T5">Thus, the given case study has been succesfully performed and its working code is provided as a zip file attached with the email. Case study has been submitted as per given deadine of before 20</text:span><text:span text:style-name="T8">th</text:span><text:span text:style-name="T5"> January, 2017 10:00 AM.</text:span></text:p>
      <text:p text:style-name="P5"/>
      <text:p text:style-name="P7"/>
      <text:p text:style-name="P2"/>
      <text:p text:style-name="P2"/>
      <text:p text:style-name="P2"/>
      <text:p text:style-name="P2"/>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ogesh Jadhav</meta:initial-creator>
    <meta:creation-date>2017-01-20T04:41:08.46</meta:creation-date>
    <dc:date>2017-01-20T06:13:10.26</dc:date>
    <dc:creator>Yogesh Jadhav</dc:creator>
    <meta:editing-duration>PT1H12M9S</meta:editing-duration>
    <meta:editing-cycles>8</meta:editing-cycles>
    <meta:generator>OpenOffice/4.1.1$Win32 OpenOffice.org_project/411m6$Build-9775</meta:generator>
    <meta:document-statistic meta:table-count="0" meta:image-count="0" meta:object-count="0" meta:page-count="3" meta:paragraph-count="56" meta:word-count="767" meta:character-count="4375"/>
  </office:meta>
</office:document-meta>
</file>